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28.601cm" fo:margin-left="-1.339cm" table:align="left"/>
    </style:style>
    <style:style style:name="Таблица1.A" style:family="table-column">
      <style:table-column-properties style:column-width="1.028cm"/>
    </style:style>
    <style:style style:name="Таблица1.B" style:family="table-column">
      <style:table-column-properties style:column-width="0.968cm"/>
    </style:style>
    <style:style style:name="Таблица1.C" style:family="table-column">
      <style:table-column-properties style:column-width="15.095cm"/>
    </style:style>
    <style:style style:name="Таблица1.D" style:family="table-column">
      <style:table-column-properties style:column-width="7.514cm"/>
    </style:style>
    <style:style style:name="Таблица1.E" style:family="table-column">
      <style:table-column-properties style:column-width="1.332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D2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30cfe3" style:font-size-asian="10.5pt" style:font-style-asian="normal" style:font-weight-asian="bold" style:font-size-complex="10.5pt" style:font-weight-complex="bold" style:text-emphasize="none"/>
    </style:style>
    <style:style style:name="P2" style:family="paragraph" style:parent-style-name="Standard">
      <style:paragraph-properties fo:text-align="center" style:justify-single-word="false"/>
      <style:text-properties fo:font-size="10.5pt" officeooo:rsid="0030cfe3" officeooo:paragraph-rsid="0032bfe2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officeooo:paragraph-rsid="003991e3"/>
    </style:style>
    <style:style style:name="P4" style:family="paragraph" style:parent-style-name="Standard">
      <style:text-properties officeooo:paragraph-rsid="003991e3"/>
    </style:style>
    <style:style style:name="P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1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2" style:family="paragraph" style:parent-style-name="Standard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1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Table_20_Contents">
      <style:text-properties fo:font-size="10.5pt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fo:font-size="10.5pt" officeooo:rsid="0023c526" officeooo:paragraph-rsid="0023c526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rsid="0029f1f9" officeooo:paragraph-rsid="0029f1f9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267fec" officeooo:paragraph-rsid="00267fec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30cfe3" officeooo:paragraph-rsid="0030cfe3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347e25" officeooo:paragraph-rsid="00347e25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49d299" officeooo:paragraph-rsid="0049d299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10.5pt" officeooo:rsid="004bcbd5" officeooo:paragraph-rsid="004bcbd5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576bac" officeooo:paragraph-rsid="00576bac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991e3"/>
    </style:style>
    <style:style style:name="P25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26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27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28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29" style:family="paragraph" style:parent-style-name="Table_20_Contents">
      <style:text-properties officeooo:rsid="000bac82" officeooo:paragraph-rsid="003991e3"/>
    </style:style>
    <style:style style:name="P30" style:family="paragraph" style:parent-style-name="Table_20_Contents">
      <style:text-properties officeooo:paragraph-rsid="003991e3"/>
    </style:style>
    <style:style style:name="P31" style:family="paragraph" style:parent-style-name="Table_20_Contents">
      <style:text-properties fo:font-size="9pt" fo:font-weight="bold" officeooo:rsid="003b996e" officeooo:paragraph-rsid="003b996e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3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3622d5" style:font-size-asian="10.5pt" style:font-style-asian="normal" style:font-weight-asian="normal" style:font-size-complex="10.5pt" style:font-weight-complex="normal" style:text-emphasize="none"/>
    </style:style>
    <style:style style:name="P3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82cca" style:font-size-asian="10.5pt" style:font-style-asian="normal" style:font-weight-asian="bold" style:font-size-complex="10.5pt" style:font-weight-complex="bold" style:text-emphasize="none"/>
    </style:style>
    <style:style style:name="P3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9d299" style:font-size-asian="10.5pt" style:font-style-asian="normal" style:font-weight-asian="bold" style:font-size-complex="10.5pt" style:font-weight-complex="bold" style:text-emphasize="none"/>
    </style:style>
    <style:style style:name="P3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bcbd5" style:font-size-asian="10.5pt" style:font-style-asian="normal" style:font-weight-asian="bold" style:font-size-complex="10.5pt" style:font-weight-complex="bold" style:text-emphasize="none"/>
    </style:style>
    <style:style style:name="P3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347e25" style:font-size-asian="10.5pt" style:font-style-asian="normal" style:font-weight-asian="bold" style:font-size-complex="10.5pt" style:font-weight-complex="bold" style:text-emphasize="none"/>
    </style:style>
    <style:style style:name="P40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a4794" style:font-size-asian="10.5pt" style:font-style-asian="normal" style:font-weight-asian="normal" style:font-size-complex="10.5pt" style:text-emphasize="none"/>
    </style:style>
    <style:style style:name="P4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514689" style:font-size-asian="10.5pt" style:font-style-asian="normal" style:font-weight-asian="normal" style:font-size-complex="10.5pt" style:text-emphasize="none"/>
    </style:style>
    <style:style style:name="P4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53ed7c" style:font-size-asian="10.5pt" style:font-style-asian="normal" style:font-weight-asian="normal" style:font-size-complex="10.5pt" style:text-emphasize="none"/>
    </style:style>
    <style:style style:name="P4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9d299" style:font-size-asian="10.5pt" style:font-style-asian="normal" style:font-weight-asian="normal" style:font-size-complex="10.5pt" style:text-emphasize="none"/>
    </style:style>
    <style:style style:name="P4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4ae166" style:font-size-asian="10.5pt" style:font-style-asian="normal" style:font-weight-asian="normal" style:font-size-complex="10.5pt" style:text-emphasize="none"/>
    </style:style>
    <style:style style:name="P4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3622d5" style:font-size-asian="10.5pt" style:font-style-asian="normal" style:font-weight-asian="normal" style:font-size-complex="10.5pt" style:font-weight-complex="normal" style:text-emphasize="none"/>
    </style:style>
    <style:style style:name="P4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3769b1" style:font-size-asian="10.5pt" style:font-style-asian="normal" style:font-weight-asian="normal" style:font-size-complex="10.5pt" style:font-weight-complex="normal" style:text-emphasize="none"/>
    </style:style>
    <style:style style:name="P4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576bac" style:font-size-asian="10.5pt" style:font-style-asian="normal" style:font-weight-asian="normal" style:font-size-complex="10.5pt" style:font-weight-complex="normal" style:text-emphasize="none"/>
    </style:style>
    <style:style style:name="P48" style:family="paragraph" style:parent-style-name="Зміст_5f_вимоги">
      <style:paragraph-properties fo:margin-left="0cm" fo:margin-right="0cm" fo:text-indent="0cm" style:auto-text-indent="false"/>
      <style:text-properties fo:font-size="10.5pt" officeooo:rsid="001331e3" officeooo:paragraph-rsid="00514689" style:font-size-asian="10.5pt" style:font-size-complex="10.5pt"/>
    </style:style>
    <style:style style:name="P49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cd157" style:font-name-asian="Times New Roman2" style:font-size-asian="10.5pt" style:font-style-asian="italic" style:font-weight-asian="bold" style:font-name-complex="Times New Roman2" style:font-size-complex="10.5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11437" style:font-name-asian="Times New Roman2" style:font-size-asian="10.5pt" style:font-style-asian="italic" style:font-weight-asian="bold" style:font-name-complex="Times New Roman2" style:font-size-complex="10.5pt"/>
    </style:style>
    <style:style style:name="P51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fo:font-size="10pt" officeooo:paragraph-rsid="005ae0aa" style:font-size-asian="10pt" style:font-size-complex="10pt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fo:font-size="10pt" officeooo:paragraph-rsid="005ae0aa" style:font-size-asian="10pt" style:font-size-complex="10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indent="1cm" style:auto-text-indent="false"/>
      <style:text-properties style:font-name="Times New Roman" fo:font-size="10pt" officeooo:paragraph-rsid="005ae0aa" style:font-name-asian="Times New Roman2" style:font-size-asian="10pt" style:font-name-complex="Times New Roman2" style:font-size-complex="10pt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indent="0.501cm" style:auto-text-indent="false"/>
      <style:text-properties style:font-name="Times New Roman" fo:font-size="10pt" officeooo:paragraph-rsid="005ae0aa" style:font-name-asian="Times New Roman2" style:font-size-asian="10pt" style:font-name-complex="Times New Roman2" style:font-size-complex="10pt"/>
    </style:style>
    <style:style style:name="P5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4bcbd5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5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29f1f9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57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5ae0aa" style:font-size-asian="10.5pt" style:font-weight-asian="bold" style:font-size-complex="10.5pt" style:font-weight-complex="bold"/>
    </style:style>
    <style:style style:name="P58" style:family="paragraph" style:parent-style-name="Table_20_Contents">
      <style:text-properties fo:font-size="10.5pt" style:font-size-asian="10.5pt" style:font-size-complex="10.5pt"/>
    </style:style>
    <style:style style:name="P59" style:family="paragraph" style:parent-style-name="Table_20_Contents">
      <style:paragraph-properties fo:text-align="center" style:justify-single-word="false"/>
      <style:text-properties fo:font-size="10.5pt" officeooo:rsid="0049d299" officeooo:paragraph-rsid="0049d299" style:font-size-asian="10.5pt" style:font-size-complex="10.5pt"/>
    </style:style>
    <style:style style:name="P60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2e1b18" style:font-size-asian="10.5pt" style:font-style-asian="normal" style:font-weight-asian="normal" style:font-size-complex="10.5pt" style:text-emphasize="none"/>
    </style:style>
    <style:style style:name="P61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df150" style:font-size-asian="10.5pt" style:font-style-asian="normal" style:font-weight-asian="normal" style:font-size-complex="10.5pt" style:text-emphasize="none"/>
    </style:style>
    <style:style style:name="P62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df150" officeooo:paragraph-rsid="005df150" style:font-size-asian="10.5pt" style:font-style-asian="normal" style:font-weight-asian="normal" style:font-size-complex="10.5pt" style:text-emphasize="none"/>
    </style:style>
    <style:style style:name="P63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5ea860" style:font-size-asian="10.5pt" style:font-style-asian="normal" style:font-weight-asian="normal" style:font-size-complex="10.5pt" style:text-emphasize="none"/>
    </style:style>
    <style:style style:name="P64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f863" officeooo:paragraph-rsid="005ef863" style:font-size-asian="10.5pt" style:font-style-asian="normal" style:font-weight-asian="normal" style:font-size-complex="10.5pt" style:text-emphasize="none"/>
    </style:style>
    <style:style style:name="P65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0522a" style:font-size-asian="10.5pt" style:font-style-asian="normal" style:font-weight-asian="normal" style:font-size-complex="10.5pt" style:font-style-complex="normal" style:text-emphasize="none"/>
    </style:style>
    <style:style style:name="P6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5d4395" style:font-size-asian="10.5pt" style:font-style-asian="normal" style:font-weight-asian="normal" style:font-size-complex="10.5pt" style:text-emphasize="none"/>
    </style:style>
    <style:style style:name="P6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5d4395" style:font-size-asian="10.5pt" style:font-style-asian="normal" style:font-weight-asian="normal" style:font-size-complex="10.5pt" style:text-emphasize="none"/>
    </style:style>
    <style:style style:name="P6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df150" style:font-size-asian="10.5pt" style:font-style-asian="normal" style:font-weight-asian="normal" style:font-size-complex="10.5pt" style:text-emphasize="none"/>
    </style:style>
    <style:style style:name="P6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ef863" style:font-size-asian="10.5pt" style:font-style-asian="normal" style:font-weight-asian="normal" style:font-size-complex="10.5pt" style:text-emphasize="none"/>
    </style:style>
    <style:style style:name="P70" style:family="paragraph" style:parent-style-name="Зміст_5f_вимоги">
      <style:paragraph-properties fo:margin-left="0cm" fo:margin-right="0cm" fo:line-height="100%" fo:text-indent="0cm" style:auto-text-indent="false"/>
      <style:text-properties fo:font-size="10.5pt" officeooo:rsid="002361fb" officeooo:paragraph-rsid="005d4395" style:font-size-asian="10.5pt" style:font-size-complex="10.5pt"/>
    </style:style>
    <style:style style:name="P71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font-size="10pt" officeooo:paragraph-rsid="005ae0aa" style:font-size-asian="10pt" style:font-size-complex="10pt"/>
    </style:style>
    <style:style style:name="P72" style:family="paragraph" style:parent-style-name="Зміст_5f_вимоги">
      <style:paragraph-properties fo:line-height="100%"/>
      <style:text-properties fo:font-size="10pt" officeooo:paragraph-rsid="005ae0aa" style:font-size-asian="10pt" style:font-size-complex="10pt"/>
    </style:style>
    <style:style style:name="P73" style:family="paragraph">
      <loext:graphic-properties draw:fill="none" draw:fill-color="#ffffff"/>
      <style:text-properties fo:font-size="10pt" style:font-size-asian="10pt" style:font-size-complex="10pt"/>
    </style:style>
    <style:style style:name="P74" style:family="paragraph">
      <style:paragraph-properties fo:margin-left="0.026cm" fo:margin-right="0cm" fo:margin-top="0cm" fo:margin-bottom="0cm" fo:line-height="100%" fo:text-indent="0cm"/>
    </style:style>
    <style:style style:name="P75" style:family="paragraph">
      <loext:graphic-properties draw:fill="none" draw:fill-color="#ffffff"/>
      <style:text-properties fo:font-size="10.5pt" style:font-size-asian="10.5pt" style:font-size-complex="10.5pt"/>
    </style:style>
    <style:style style:name="P76" style:family="paragraph">
      <style:paragraph-properties fo:margin-left="0.101cm" fo:margin-right="0.101cm" fo:margin-top="0cm" fo:margin-bottom="0cm" fo:line-height="100%" fo:text-indent="0cm"/>
    </style:style>
    <style:style style:name="P77" style:family="paragraph">
      <style:paragraph-properties fo:margin-top="0cm" fo:margin-bottom="0cm" fo:line-height="100%"/>
    </style:style>
    <style:style style:name="P78" style:family="paragraph">
      <style:paragraph-properties fo:margin-top="0cm" fo:margin-bottom="0cm" fo:line-height="100%" fo:text-align="justify"/>
    </style:style>
    <style:style style:name="P79" style:family="paragraph">
      <loext:graphic-properties draw:fill="none" draw:fill-color="#ffffff"/>
      <style:text-properties style:font-name="Liberation Serif" fo:font-size="10.5pt" style:font-size-asian="10.5pt" style:font-size-complex="10.5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576bac" style:font-style-asian="italic" style:font-style-complex="italic"/>
    </style:style>
    <style:style style:name="T6" style:family="text">
      <style:text-properties fo:font-style="italic" officeooo:rsid="002ee2e5" style:font-style-asian="italic" style:font-style-complex="italic"/>
    </style:style>
    <style:style style:name="T7" style:family="text">
      <style:text-properties fo:font-style="italic" officeooo:rsid="003622d5" style:font-style-asian="italic" style:font-style-complex="italic" style:font-weight-complex="normal"/>
    </style:style>
    <style:style style:name="T8" style:family="text">
      <style:text-properties fo:font-style="italic" officeooo:rsid="00576bac" style:font-style-asian="italic" style:font-style-complex="italic" style:font-weight-complex="normal"/>
    </style:style>
    <style:style style:name="T9" style:family="text">
      <style:text-properties fo:font-style="italic" officeooo:rsid="0060522a" style:font-style-asian="italic" style:font-style-complex="italic" style:font-weight-complex="normal"/>
    </style:style>
    <style:style style:name="T10" style:family="text">
      <style:text-properties fo:font-style="italic" fo:font-weight="bold" style:font-name-asian="Times New Roman2" style:font-style-asian="italic" style:font-weight-asian="bold" style:font-name-complex="Times New Roman2"/>
    </style:style>
    <style:style style:name="T1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1331e3" style:font-style-asian="normal" style:font-weight-asian="normal" style:text-emphasize="none"/>
    </style:style>
    <style:style style:name="T1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61fb" style:font-style-asian="normal" style:font-weight-asian="normal" style:font-style-complex="normal" style:text-emphasize="none"/>
    </style:style>
    <style:style style:name="T1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1b18" style:font-style-asian="normal" style:font-weight-asian="normal" style:font-style-complex="normal" style:text-emphasize="none"/>
    </style:style>
    <style:style style:name="T1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2" style:font-style-asian="normal" style:font-weight-asian="normal" style:font-name-complex="Times New Roman2" style:text-emphasize="none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347e25" style:font-style-asian="normal" style:font-weight-asian="bold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58cfc" style:font-style-asian="normal" style:font-weight-asian="bold" style:font-weight-complex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ee2e5" style:font-style-asian="italic" style:font-weight-asian="normal" style:font-style-complex="italic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2" style:font-style-asian="italic" style:font-weight-asian="normal" style:font-name-complex="Times New Roman2" style:text-emphasize="none"/>
    </style:style>
    <style:style style:name="T22" style:family="text">
      <style:text-properties officeooo:rsid="0023c526"/>
    </style:style>
    <style:style style:name="T23" style:family="text">
      <style:text-properties officeooo:rsid="00282cca"/>
    </style:style>
    <style:style style:name="T24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5" style:family="text">
      <style:text-properties style:font-name="Times New Roman" style:font-name-asian="Times New Roman2" style:font-name-complex="Times New Roman2"/>
    </style:style>
    <style:style style:name="T26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27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28" style:family="text">
      <style:text-properties style:font-name="Times New Roman" fo:font-style="italic" fo:font-weight="bold" style:font-name-asian="Times New Roman2" style:font-style-asian="italic" style:font-weight-asian="bold" style:font-name-complex="Times New Roman2"/>
    </style:style>
    <style:style style:name="T29" style:family="text">
      <style:text-properties style:font-name-asian="Times New Roman2" style:font-name-complex="Times New Roman2"/>
    </style:style>
    <style:style style:name="T30" style:family="text">
      <style:text-properties officeooo:rsid="00282cca" style:font-name-asian="Times New Roman2" style:font-name-complex="Times New Roman2"/>
    </style:style>
    <style:style style:name="T31" style:family="text">
      <style:text-properties officeooo:rsid="001331e3" style:font-name-asian="Times New Roman2" style:font-name-complex="Times New Roman2"/>
    </style:style>
    <style:style style:name="T32" style:family="text">
      <style:text-properties style:font-name-asian="Times New Roman2" style:font-name-complex="Times New Roman2" style:font-style-complex="normal" style:font-weight-complex="normal"/>
    </style:style>
    <style:style style:name="T33" style:family="text">
      <style:text-properties officeooo:rsid="002e1b18"/>
    </style:style>
    <style:style style:name="T34" style:family="text">
      <style:text-properties officeooo:rsid="00181cf4"/>
    </style:style>
    <style:style style:name="T35" style:family="text">
      <style:text-properties fo:language="ru" fo:country="RU"/>
    </style:style>
    <style:style style:name="T36" style:family="text">
      <style:text-properties officeooo:rsid="003622d5"/>
    </style:style>
    <style:style style:name="T37" style:family="text">
      <style:text-properties officeooo:rsid="002e1b18" style:font-style-complex="normal"/>
    </style:style>
    <style:style style:name="T38" style:family="text">
      <style:text-properties officeooo:rsid="003622d5" style:font-style-complex="normal"/>
    </style:style>
    <style:style style:name="T39" style:family="text">
      <style:text-properties officeooo:rsid="005df150" style:font-style-complex="normal"/>
    </style:style>
    <style:style style:name="T40" style:family="text">
      <style:text-properties fo:language="en" fo:country="US"/>
    </style:style>
    <style:style style:name="T41" style:family="text">
      <style:text-properties fo:language="uk" fo:country="UA"/>
    </style:style>
    <style:style style:name="T42" style:family="text">
      <style:text-properties fo:language="uk" fo:country="UA" officeooo:rsid="003b8003"/>
    </style:style>
    <style:style style:name="T43" style:family="text">
      <style:text-properties fo:language="uk" fo:country="UA" officeooo:rsid="002c9457"/>
    </style:style>
    <style:style style:name="T44" style:family="text">
      <style:text-properties fo:language="uk" fo:country="UA" officeooo:rsid="0021a7d8"/>
    </style:style>
    <style:style style:name="T45" style:family="text">
      <style:text-properties fo:language="uk" fo:country="UA" fo:font-weight="bold" officeooo:rsid="002c9457" style:font-weight-asian="bold" style:font-weight-complex="bold"/>
    </style:style>
    <style:style style:name="T46" style:family="text">
      <style:text-properties fo:language="uk" fo:country="UA" fo:font-weight="normal" officeooo:rsid="002c9457" style:font-weight-asian="normal" style:font-weight-complex="normal"/>
    </style:style>
    <style:style style:name="T47" style:family="text">
      <style:text-properties fo:language="uk" fo:country="UA" fo:font-weight="normal" officeooo:rsid="0058499d" style:font-weight-asian="normal" style:font-weight-complex="normal"/>
    </style:style>
    <style:style style:name="T48" style:family="text">
      <style:text-properties fo:language="uk" fo:country="UA" officeooo:rsid="0058499d"/>
    </style:style>
    <style:style style:name="T49" style:family="text">
      <style:text-properties officeooo:rsid="003b71b4"/>
    </style:style>
    <style:style style:name="T50" style:family="text">
      <style:text-properties officeooo:rsid="003b8003"/>
    </style:style>
    <style:style style:name="T51" style:family="text">
      <style:text-properties officeooo:rsid="000f0310"/>
    </style:style>
    <style:style style:name="T52" style:family="text">
      <style:text-properties officeooo:rsid="0010dd33"/>
    </style:style>
    <style:style style:name="T53" style:family="text">
      <style:text-properties officeooo:rsid="00117476"/>
    </style:style>
    <style:style style:name="T54" style:family="text">
      <style:text-properties officeooo:rsid="0014585f"/>
    </style:style>
    <style:style style:name="T55" style:family="text">
      <style:text-properties officeooo:rsid="0042ad5b"/>
    </style:style>
    <style:style style:name="T56" style:family="text">
      <style:text-properties officeooo:rsid="00464a7d"/>
    </style:style>
    <style:style style:name="T57" style:family="text">
      <style:text-properties officeooo:rsid="0049d299"/>
    </style:style>
    <style:style style:name="T58" style:family="text">
      <style:text-properties officeooo:rsid="004bcbd5"/>
    </style:style>
    <style:style style:name="T59" style:family="text">
      <style:text-properties officeooo:rsid="0053ed7c"/>
    </style:style>
    <style:style style:name="T60" style:family="text">
      <style:text-properties officeooo:rsid="00576bac"/>
    </style:style>
    <style:style style:name="T61" style:family="text">
      <style:text-properties officeooo:rsid="0058499d"/>
    </style:style>
    <style:style style:name="T62" style:family="text">
      <style:text-properties officeooo:rsid="005ae0aa"/>
    </style:style>
    <style:style style:name="T63" style:family="text">
      <style:text-properties officeooo:rsid="005df150"/>
    </style:style>
    <style:style style:name="T64" style:family="text">
      <style:text-properties officeooo:rsid="005ef863"/>
    </style:style>
    <style:style style:name="T65" style:family="text">
      <style:text-properties officeooo:rsid="003622d5" style:font-weight-complex="normal"/>
    </style:style>
    <style:style style:name="T66" style:family="text">
      <style:text-properties officeooo:rsid="00576bac" style:font-weight-complex="normal"/>
    </style:style>
    <style:style style:name="T67" style:family="text">
      <style:text-properties officeooo:rsid="0060522a" style:font-weight-complex="normal"/>
    </style:style>
    <style:style style:name="T68" style:family="text">
      <style:text-properties fo:font-size="10pt" fo:font-weight="bold" style:font-size-asian="10pt" style:font-weight-asian="bold" style:font-size-complex="10pt" style:font-weight-complex="bold"/>
    </style:style>
    <style:style style:name="T69" style:family="text">
      <style:text-properties fo:font-size="10pt" style:font-size-asian="10pt" style:font-size-complex="10pt"/>
    </style:style>
    <style:style style:name="T70" style:family="text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T71" style:family="text">
      <style:text-properties style:font-name="Liberation Serif" fo:font-size="10pt" style:font-size-asian="10pt" style:font-size-complex="10pt"/>
    </style:style>
    <style:style style:name="T72" style:family="text">
      <style:text-properties style:font-name="Liberation Serif" fo:font-size="10.5pt" fo:font-style="italic" style:font-size-asian="10.5pt" style:font-style-asian="italic" style:font-size-complex="10.5pt" style:font-style-complex="italic"/>
    </style:style>
    <style:style style:name="T73" style:family="text">
      <style:text-properties style:font-name="Liberation Serif" fo:font-size="10.5pt" style:font-size-asian="10.5pt" style:font-size-complex="10.5pt"/>
    </style:style>
    <style:style style:name="T74" style:family="text">
      <style:text-properties style:font-name="Liberation Serif" fo:font-size="10.5pt" fo:font-style="italic" fo:font-weight="bold" style:font-name-asian="Times New Roman1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75" style:family="text">
      <style:text-properties style:font-name="Liberation Serif" fo:font-size="10.5pt" fo:font-style="italic" style:font-name-asian="Times New Roman1" style:font-size-asian="10.5pt" style:font-style-asian="italic" style:font-name-complex="Times New Roman" style:font-size-complex="10.5pt" style:font-style-complex="italic"/>
    </style:style>
    <style:style style:name="T76" style:family="text">
      <style:text-properties style:font-name="Liberation Serif" fo:font-size="10.5pt" style:font-name-asian="Times New Roman1" style:font-size-asian="10.5pt" style:font-name-complex="Times New Roman" style:font-size-complex="10.5pt"/>
    </style:style>
    <style:style style:name="T77" style:family="text">
      <style:text-properties style:font-name="Liberation Serif" fo:font-size="10.5pt" style:font-name-asian="Times New Roman1" style:font-size-asian="10.5pt" style:font-name-complex="Times New Roman" style:font-size-complex="10.5pt" style:font-weight-complex="bold"/>
    </style:style>
    <style:style style:name="gr1" style:family="graphic">
      <style:graphic-properties draw:stroke="none" svg:stroke-color="#000000" draw:fill="none" draw:fill-color="#ffffff" fo:min-height="3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8.25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8.5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draw:frame text:anchor-type="page" text:anchor-page-number="2" draw:z-index="1" draw:name="Фигура2" draw:style-name="gr2" draw:text-style-name="P75" svg:width="7.303cm" svg:height="8.256cm" svg:x="17.919cm" svg:y="0.309cm">
        <draw:text-box>
          <text:p><text:span text:style-name="T72">Пояснює </text:span><text:span text:style-name="T73">поняття моделі</text:span></text:p>
          <text:p text:style-name="P74"><text:span text:style-name="T74">Діяльнісна складова</text:span></text:p>
          <text:p><text:span text:style-name="T72">Застосовує </text:span><text:span text:style-name="T73">засоби опрацювання електронних </text:span><text:span text:style-name="T73">таблиць для розв’язання навчальних і </text:span><text:span text:style-name="T73">життєвих задач. </text:span></text:p>
          <text:p><text:span text:style-name="T72">Аналізує </text:span><text:span text:style-name="T73">умову задачі, виокремлює зв’язки </text:span><text:span text:style-name="T73">між величинами. Реалізує математичні моделі </text:span><text:span text:style-name="T73">засобами електронних таблиць.</text:span></text:p>
          <text:p><text:span text:style-name="T72">Використовує</text:span><text:span text:style-name="T73"> формули в електронних </text:span><text:span text:style-name="T73">таблицях.</text:span></text:p>
          <text:p><text:span text:style-name="T72">Редагує</text:span><text:span text:style-name="T73"> <text:s/>і </text:span><text:span text:style-name="T72">форматує</text:span><text:span text:style-name="T73"> електронні таблиці.</text:span></text:p>
          <text:p text:style-name="P74"><text:span text:style-name="T75">Застосовує</text:span><text:span text:style-name="T76"> засоби автозаповнення й </text:span><text:span text:style-name="T76">автозавершення для прискорення введення </text:span><text:span text:style-name="T76">даних</text:span></text:p>
          <text:p text:style-name="P74"><text:span text:style-name="T74">Ціннісна складова</text:span></text:p>
          <text:p><text:span text:style-name="T72">Розпізнає</text:span><text:span text:style-name="T73"> задачі, для яких доцільно </text:span><text:span text:style-name="T73">використовувати електронні таблиці.</text:span></text:p>
          <text:p><text:span text:style-name="T72">Робить висновки</text:span><text:span text:style-name="T73"> на основі аналізу даних в </text:span><text:span text:style-name="T73">електронних таблицях</text:span></text:p>
        </draw:text-box>
      </draw:fram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3"/>
        <table:table-row>
          <table:table-cell table:style-name="Таблица1.A1" office:value-type="string">
            <text:p text:style-name="P32">№ Уроку</text:p>
          </table:table-cell>
          <table:table-cell table:style-name="Таблица1.A1" office:value-type="string">
            <text:p text:style-name="P32">№ Теми</text:p>
          </table:table-cell>
          <table:table-cell table:style-name="Таблица1.A1" office:value-type="string">
            <text:p text:style-name="P33">Тема урока</text:p>
          </table:table-cell>
          <table:table-cell table:style-name="Таблица1.A1" office:value-type="string">
            <text:p text:style-name="P33"/>
          </table:table-cell>
          <table:table-cell table:style-name="Таблица1.A1" office:value-type="string">
            <text:p text:style-name="P34"><text:span text:style-name="T62">6</text:span>-<text:span text:style-name="T56">А</text:span></text:p>
          </table:table-cell>
          <table:table-cell table:style-name="Таблица1.A1" office:value-type="string">
            <text:p text:style-name="P34"><text:span text:style-name="T62">6</text:span>-<text:span text:style-name="T56">Б</text:span></text:p>
          </table:table-cell>
          <table:table-cell table:style-name="Таблица1.G1" office:value-type="string">
            <text:p text:style-name="P34"><text:span text:style-name="T62">6</text:span>-<text:span text:style-name="T62">Г</text:span></text:p>
          </table:table-cell>
        </table:table-row>
        <table:table-row>
          <table:table-cell table:style-name="Таблица1.A2" table:number-columns-spanned="7" office:value-type="string">
            <text:p text:style-name="P57">Тема <text:span text:style-name="T22">1</text:span>. <text:span text:style-name="T25">Алгоритми та програми </text:span>(<text:span text:style-name="T57">16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16">1</text:p>
          </table:table-cell>
          <table:table-cell table:style-name="Таблица1.A3" office:value-type="string">
            <text:p text:style-name="P16">1</text:p>
          </table:table-cell>
          <table:table-cell table:style-name="Таблица1.A3" office:value-type="string">
            <text:p text:style-name="P43">Безпека життєдіяльності при роботі з комп'ютером<text:span text:style-name="T10">. </text:span><text:span text:style-name="T32">Поняття про об’єкт у програмуванні. </text:span></text:p>
          </table:table-cell>
          <table:table-cell table:style-name="Таблица1.A3" table:number-rows-spanned="16" office:value-type="string">
            <text:p text:style-name="P51"><text:span text:style-name="T28">Учень/учениця</text:span></text:p>
            <text:p text:style-name="P52"><text:span text:style-name="T28">Знаннєва складова</text:span></text:p>
            <text:p text:style-name="P72"><text:span text:style-name="T1">Знає і розуміє</text:span> поняття об’єкта в програмуванні. Наводить приклади властивостей об’єктів та їх значень. </text:p>
            <text:p text:style-name="P72"><text:span text:style-name="T1">Пояснює</text:span> поняття події та наводить приклади подій та їх опрацювання.</text:p>
            <text:p text:style-name="P72"><text:span text:style-name="T1">Знає і розуміє</text:span> поняття вкладених алгоритмічних структур, наводить приклади їх застосування</text:p>
            <text:p text:style-name="P53"/>
            <text:p text:style-name="P52"><text:span text:style-name="T28">Діяльнісна складова</text:span></text:p>
            <text:p text:style-name="P72"><text:span text:style-name="T1">Розкладає</text:span> задачу на підзадачі і розв’язує їх (здійснює декомпозицію задачі).</text:p>
            <text:p text:style-name="P72"><text:span text:style-name="T1">Додає</text:span> об’єкти до програмного проекту.</text:p>
            <text:p text:style-name="P72"><text:span text:style-name="T1">Уміє</text:span> змінювати значення властивостей об’єктів, у тому числі програмно.</text:p>
            <text:p text:style-name="P72"><text:span text:style-name="T1">Уміє</text:span> перевіряти результат виконання програми на відповідність умові задачі.</text:p>
            <text:p text:style-name="P72"><text:span text:style-name="T1">Програмує </text:span>опрацювання подій.</text:p>
            <text:p text:style-name="P72"><text:span text:style-name="T1">Застосовує </text:span>вкладені алгоритмічні структури повторення та розгалуження</text:p>
            <text:p text:style-name="P54"/>
            <text:p text:style-name="P52"><text:span text:style-name="T28">Ціннісна складова</text:span></text:p>
            <text:p text:style-name="P72"><text:span text:style-name="T1">Усвідомлює</text:span> доцільність застосування подійного програмування для розв’язання конкретної задачі.</text:p>
            <text:p text:style-name="P71"><text:span text:style-name="T21">Обґрунтовує</text:span><text:span text:style-name="T14"> необхідність застосування вкладених алгоритмічних структур.</text:span></text:p>
            <text:p text:style-name="P71"><text:span text:style-name="T14"/></text:p>
            <text:p text:style-name="P71"><text:span text:style-name="T14"/></text:p>
            <text:p text:style-name="P71"><text:span text:style-name="T14"/></text:p>
            <text:p text:style-name="P71"><text:span text:style-name="T14"/>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31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6">2</text:p>
          </table:table-cell>
          <table:table-cell table:style-name="Таблица1.A3" office:value-type="string">
            <text:p text:style-name="P16">2</text:p>
          </table:table-cell>
          <table:table-cell table:style-name="Таблица1.A3" office:value-type="string">
            <text:p text:style-name="P44"><text:span text:style-name="T11">Властивості об’єкта. </text:span><text:span text:style-name="T3">Практична робота №1.</text:span><text:span text:style-name="T33"> Створення обʼєктів. 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6">3</text:p>
          </table:table-cell>
          <table:table-cell table:style-name="Таблица1.A3" office:value-type="string">
            <text:p text:style-name="P16">3</text:p>
          </table:table-cell>
          <table:table-cell table:style-name="Таблица1.A3" office:value-type="string">
            <text:p text:style-name="P67">Створення програмних об’єктів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6">4</text:p>
          </table:table-cell>
          <table:table-cell table:style-name="Таблица1.A3" office:value-type="string">
            <text:p text:style-name="P16">4</text:p>
          </table:table-cell>
          <table:table-cell table:style-name="Таблица1.A3" office:value-type="string">
            <text:p text:style-name="P70">Поняття події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6">5</text:p>
          </table:table-cell>
          <table:table-cell table:style-name="Таблица1.A3" office:value-type="string">
            <text:p text:style-name="P16">5</text:p>
          </table:table-cell>
          <table:table-cell table:style-name="Таблица1.A3" office:value-type="string">
            <text:p text:style-name="P66">Види подій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6">6</text:p>
          </table:table-cell>
          <table:table-cell table:style-name="Таблица1.A3" office:value-type="string">
            <text:p text:style-name="P16">6</text:p>
          </table:table-cell>
          <table:table-cell table:style-name="Таблица1.A3" office:value-type="string">
            <text:p text:style-name="P61"><text:span text:style-name="T37">Програмне опрацювання події. </text:span><text:span text:style-name="T3">Практична робота №2. </text:span><text:span text:style-name="T39">Налаштування подій обʼєктів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>7</text:p>
          </table:table-cell>
          <table:table-cell table:style-name="Таблица1.A3" office:value-type="string">
            <text:p text:style-name="P21">7</text:p>
          </table:table-cell>
          <table:table-cell table:style-name="Таблица1.A3" office:value-type="string">
            <text:p text:style-name="P68"><text:span text:style-name="T63">З</text:span>мінювання значень властивостей об’єкта в програмі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>8</text:p>
          </table:table-cell>
          <table:table-cell table:style-name="Таблица1.A3" office:value-type="string">
            <text:p text:style-name="P21">8</text:p>
          </table:table-cell>
          <table:table-cell table:style-name="Таблица1.A3" office:value-type="string">
            <text:p text:style-name="P68">Вкладені алгоритмічні структури повторення та розгалуження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>9</text:p>
          </table:table-cell>
          <table:table-cell table:style-name="Таблица1.A3" office:value-type="string">
            <text:p text:style-name="P21">9</text:p>
          </table:table-cell>
          <table:table-cell table:style-name="Таблица1.A3" office:value-type="string">
            <text:p text:style-name="P62">Використання алгоритмічної структури повторення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/>
          </table:table-cell>
          <table:table-cell table:style-name="Таблица1.A3" office:value-type="string">
            <text:p text:style-name="P21"/>
          </table:table-cell>
          <table:table-cell table:style-name="Таблица1.A3" office:value-type="string">
            <text:p text:style-name="P62">Використання алгоритмічної структури розгалуження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/>
          </table:table-cell>
          <table:table-cell table:style-name="Таблица1.A3" office:value-type="string">
            <text:p text:style-name="P21"/>
          </table:table-cell>
          <table:table-cell table:style-name="Таблица1.A3" office:value-type="string">
            <text:p text:style-name="P69"><text:span text:style-name="T6">Практична робота №3. </text:span>Розв’язання задачі методом поділу на підзадачі. <text:span text:style-name="T37">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/>
          </table:table-cell>
          <table:table-cell table:style-name="Таблица1.A3" office:value-type="string">
            <text:p text:style-name="P21"/>
          </table:table-cell>
          <table:table-cell table:style-name="Таблица1.A3" office:value-type="string">
            <text:p text:style-name="P63">Опрацювання подій у програмі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/>
          </table:table-cell>
          <table:table-cell table:style-name="Таблица1.A3" office:value-type="string">
            <text:p text:style-name="P21"/>
          </table:table-cell>
          <table:table-cell table:style-name="Таблица1.A3" office:value-type="string">
            <text:p text:style-name="P65"><text:span text:style-name="T65">Практична робота №</text:span><text:span text:style-name="T66">4</text:span><text:span text:style-name="T65">. </text:span><text:span text:style-name="T67">Створення програм у середовищі Скретч</text:span>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/>
          </table:table-cell>
          <table:table-cell table:style-name="Таблица1.A3" office:value-type="string">
            <text:p text:style-name="P21"/>
          </table:table-cell>
          <table:table-cell table:style-name="Таблица1.A3" office:value-type="string">
            <text:p text:style-name="P63">Створення проекту у середовищі Скретч з застосуванням <text:span text:style-name="T64">алгоритмічних структур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/>
          </table:table-cell>
          <table:table-cell table:style-name="Таблица1.A3" office:value-type="string">
            <text:p text:style-name="P21"/>
          </table:table-cell>
          <table:table-cell table:style-name="Таблица1.A3" office:value-type="string">
            <text:p text:style-name="P64">Захист проекту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>10</text:p>
          </table:table-cell>
          <table:table-cell table:style-name="Таблица1.A3" office:value-type="string">
            <text:p text:style-name="P21">10</text:p>
          </table:table-cell>
          <table:table-cell table:style-name="Таблица1.A3" office:value-type="string">
            <text:p text:style-name="P37"><text:span text:style-name="T23">Узагальнення з теми <text:s/>«Алгоритми та програми</text:span><text:span text:style-name="T30">»</text:span></text:p>
            <text:p text:style-name="P36"/>
            <text:p text:style-name="P36"/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2" table:number-columns-spanned="7" office:value-type="string">
            <text:p text:style-name="P1"><text:span text:style-name="T34">Тема 2</text:span>. <text:span text:style-name="T29">Опрацювання табличних даних</text:span> (<text:span text:style-name="T58">10</text:span> 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22">11</text:p>
          </table:table-cell>
          <table:table-cell table:style-name="Таблица1.A3" office:value-type="string">
            <text:p text:style-name="P18">1</text:p>
          </table:table-cell>
          <table:table-cell table:style-name="Таблица1.A3" office:value-type="string">
            <text:p text:style-name="P48"><text:span text:style-name="T12">Поняття електронної таблиці. </text:span><text:span text:style-name="T20">Практична робота №3. </text:span><text:span text:style-name="T13">Табличні процесори, їх призначення. Середовище табличного процесора. Інструктаж з БЖД.</text:span></text:p>
          </table:table-cell>
          <table:table-cell table:style-name="Таблица1.D20" table:number-rows-spanned="10" office:value-type="string">
            <text:p text:style-name="P49"><draw:frame text:anchor-type="paragraph" draw:z-index="0" draw:name="Фигура1" draw:style-name="gr1" draw:text-style-name="P73" svg:width="7.303cm" svg:height="3.234cm" svg:x="0.069cm" svg:y="0.178cm"><draw:text-box><text:p><text:span text:style-name="T68">Знаннєва складова</text:span></text:p><text:p><text:span text:style-name="T69">Пояснює призначення електронних таблиць, </text:span><text:span text:style-name="T69">зокрема як засобу моделювання.</text:span></text:p><text:p><text:span text:style-name="T69">Знає принципи адресації клітинок і діапазонів. </text:span><text:span text:style-name="T70">Називає </text:span><text:span text:style-name="T71">основні типи даних та пояснює їхнє </text:span><text:span text:style-name="T71">призначення.</text:span></text:p><text:p><text:span text:style-name="T70">Називає</text:span><text:span text:style-name="T71"> і </text:span><text:span text:style-name="T70">пояснює </text:span><text:span text:style-name="T71">призначення основних </text:span><text:span text:style-name="T71">об’єктів ЕТ.</text:span></text:p></draw:text-box></draw:frame></text:p>
            <text:p text:style-name="P49"/>
            <text:p text:style-name="P49"/>
            <text:p text:style-name="P49"/>
            <text:p text:style-name="P49"/>
            <text:p text:style-name="P49"/>
            <text:p text:style-name="P49"/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2</text:p>
          </table:table-cell>
          <table:table-cell table:style-name="Таблица1.A3" office:value-type="string">
            <text:p text:style-name="P18">2</text:p>
          </table:table-cell>
          <table:table-cell table:style-name="Таблица1.A3" office:value-type="string">
            <text:p text:style-name="P40">Об’єкти електронних таблиць — аркуш, клітинка, діапазон клітинок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3</text:p>
          </table:table-cell>
          <table:table-cell table:style-name="Таблица1.A3" office:value-type="string">
            <text:p text:style-name="P18">3</text:p>
          </table:table-cell>
          <table:table-cell table:style-name="Таблица1.A3" office:value-type="string">
            <text:p text:style-name="P40">Типи даних: числові, грошові, дати, текст, відсотки. 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4</text:p>
          </table:table-cell>
          <table:table-cell table:style-name="Таблица1.A3" office:value-type="string">
            <text:p text:style-name="P17">4</text:p>
          </table:table-cell>
          <table:table-cell table:style-name="Таблица1.A3" office:value-type="string">
            <text:p text:style-name="P41">Введення, редагування й форматування даних основних типів. 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5</text:p>
          </table:table-cell>
          <table:table-cell table:style-name="Таблица1.A3" office:value-type="string">
            <text:p text:style-name="P17">5</text:p>
          </table:table-cell>
          <table:table-cell table:style-name="Таблица1.A3" office:value-type="string">
            <text:p text:style-name="P41">Адресація. Формули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6</text:p>
          </table:table-cell>
          <table:table-cell table:style-name="Таблица1.A3" office:value-type="string">
            <text:p text:style-name="P17">6</text:p>
          </table:table-cell>
          <table:table-cell table:style-name="Таблица1.A3" office:value-type="string">
            <text:p text:style-name="P41">Редагування та форматування електронних таблиць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7</text:p>
          </table:table-cell>
          <table:table-cell table:style-name="Таблица1.A3" office:value-type="string">
            <text:p text:style-name="P22">7</text:p>
          </table:table-cell>
          <table:table-cell table:style-name="Таблица1.A3" office:value-type="string">
            <text:p text:style-name="P41">Копіювання та переміщення клітинок і діапазонів, зокрема тих, що містять формули. 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8</text:p>
          </table:table-cell>
          <table:table-cell table:style-name="Таблица1.A3" office:value-type="string">
            <text:p text:style-name="P22">8</text:p>
          </table:table-cell>
          <table:table-cell table:style-name="Таблица1.A3" office:value-type="string">
            <text:p text:style-name="P41">Автозаповнення та автозавершення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9</text:p>
          </table:table-cell>
          <table:table-cell table:style-name="Таблица1.A3" office:value-type="string">
            <text:p text:style-name="P22">9</text:p>
          </table:table-cell>
          <table:table-cell table:style-name="Таблица1.A3" office:value-type="string">
            <text:p text:style-name="P42">Моделі. Етапи побудови моделей. Реалізація математичних моделей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2<text:span text:style-name="T59">0</text:span></text:p>
          </table:table-cell>
          <table:table-cell table:style-name="Таблица1.A3" office:value-type="string">
            <text:p text:style-name="P22">1<text:span text:style-name="T59">0</text:span></text:p>
          </table:table-cell>
          <table:table-cell table:style-name="Таблица1.A3" office:value-type="string">
            <text:p text:style-name="P38"><text:span text:style-name="T23">Узагальнення з теми </text:span><text:span text:style-name="T31">Опрацювання табличних даних.</text:span></text:p>
            <text:p text:style-name="P55"/>
            <text:p text:style-name="P55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2" table:number-columns-spanned="7" office:value-type="string">
            <text:p text:style-name="P2"><text:span text:style-name="T18">Тема </text:span><text:span text:style-name="T19">3</text:span><text:span text:style-name="T18">. </text:span><text:span text:style-name="T15"><text:s/>Алгоритми та програми </text:span><text:span text:style-name="T16">(</text:span><text:span text:style-name="T17">14</text:span><text:span text:style-name="T16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19">2<text:span text:style-name="T60">1</text:span></text:p>
          </table:table-cell>
          <table:table-cell table:style-name="Таблица1.A3" office:value-type="string">
            <text:p text:style-name="P18">1</text:p>
          </table:table-cell>
          <table:table-cell table:style-name="Таблица1.A3" office:value-type="string">
            <text:p text:style-name="P45">Виконав<text:span text:style-name="T35">ц</text:span>і алгоритмів</text:p>
          </table:table-cell>
          <table:table-cell table:style-name="Таблица1.D20" table:number-rows-spanned="14" office:value-type="string">
            <text:p text:style-name="P50"><draw:frame text:anchor-type="paragraph" draw:z-index="2" draw:name="Фигура3" draw:style-name="gr3" draw:text-style-name="P79" svg:width="7.277cm" svg:height="8.547cm" svg:x="0.016cm" svg:y="0.079cm"><draw:text-box><text:p text:style-name="P76"><text:span text:style-name="T74">Учень/учениця</text:span></text:p><text:p text:style-name="P74"><text:span text:style-name="T74">Знаннєва складова</text:span></text:p><text:p text:style-name="P77"><text:span text:style-name="T76"><text:s text:c="5"/></text:span><text:span text:style-name="T75">Пояснює</text:span><text:span text:style-name="T76"> поняття величини, змінної та </text:span><text:span text:style-name="T76">операції присвоювання.</text:span></text:p><text:p text:style-name="P77"><text:span text:style-name="T76"><text:s text:c="4"/></text:span><text:span text:style-name="T75">Знає</text:span><text:span text:style-name="T76"> базові алгоритми роботи зі змінними: </text:span><text:span text:style-name="T76">обмін значеннями, визначення найбільшого й </text:span><text:span text:style-name="T76">найменшого з двох значень</text:span></text:p><text:p text:style-name="P77"><text:span text:style-name="T76"/></text:p><text:p text:style-name="P77"><text:span text:style-name="T74">Діяльнісна складова</text:span></text:p><text:p text:style-name="P78"><text:span text:style-name="T76"><text:s text:c="4"/></text:span><text:span text:style-name="T75">Використовує</text:span><text:span text:style-name="T76"> різні алгоритмічні структури </text:span><text:span text:style-name="T76">та змінні для <text:s/>розв’язання навчальних і </text:span><text:span text:style-name="T76">життєвих задач.</text:span></text:p><text:p text:style-name="P78"><text:span text:style-name="T76"><text:s text:c="5"/></text:span><text:span text:style-name="T75">Застосовує</text:span><text:span text:style-name="T76"> засоби програмування для </text:span><text:span text:style-name="T76">побудови моделей</text:span></text:p><text:p text:style-name="P78"><text:span text:style-name="T77"/></text:p><text:p text:style-name="P78"><text:span text:style-name="T74">Ціннісна складова</text:span></text:p><text:p text:style-name="P78"><text:span text:style-name="T76"><text:s text:c="5"/></text:span><text:span text:style-name="T75">Усвідомлює</text:span><text:span text:style-name="T76"> роль програмування та </text:span><text:span text:style-name="T76">моделювання для розв’язання навчальних і </text:span><text:span text:style-name="T76">життєвих задач</text:span></text:p></draw:text-box></draw:frame>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2</text:p>
          </table:table-cell>
          <table:table-cell table:style-name="Таблица1.A3" office:value-type="string">
            <text:p text:style-name="P18">2</text:p>
          </table:table-cell>
          <table:table-cell table:style-name="Таблица1.A3" office:value-type="string">
            <text:p text:style-name="P45"><text:span text:style-name="T36">С</text:span>истеми команд <text:span text:style-name="T36">виконавців алгоритмів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3</text:p>
          </table:table-cell>
          <table:table-cell table:style-name="Таблица1.A3" office:value-type="string">
            <text:p text:style-name="P18">3</text:p>
          </table:table-cell>
          <table:table-cell table:style-name="Таблица1.A3" office:value-type="string">
            <text:p text:style-name="P45"><text:span text:style-name="T38">Величини. Змінні. Вказівка присвоювання. </text:span><text:span text:style-name="T4">Практична робота №</text:span><text:span text:style-name="T5">4</text:span><text:span text:style-name="T4">. </text:span><text:span text:style-name="T38">Розбір</text:span><text:span text:style-name="T4"> </text:span><text:span text:style-name="T38">в</text:span><text:span text:style-name="T36">идів опису алгоритмів. </text:span><text:span text:style-name="T37">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4</text:p>
          </table:table-cell>
          <table:table-cell table:style-name="Таблица1.A3" office:value-type="string">
            <text:p text:style-name="P17">4</text:p>
          </table:table-cell>
          <table:table-cell table:style-name="Таблица1.A3" office:value-type="string">
            <text:p text:style-name="P45">Середовище опису й виконання алгоритмів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5</text:p>
          </table:table-cell>
          <table:table-cell table:style-name="Таблица1.A3" office:value-type="string">
            <text:p text:style-name="P17">5</text:p>
          </table:table-cell>
          <table:table-cell table:style-name="Таблица1.A3" office:value-type="string">
            <text:p text:style-name="P35">Робота з середовищем виконання алгоритмів LibreLogo (LibreOffice)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6</text:p>
          </table:table-cell>
          <table:table-cell table:style-name="Таблица1.A3" office:value-type="string">
            <text:p text:style-name="P17">6</text:p>
          </table:table-cell>
          <table:table-cell table:style-name="Таблица1.A3" office:value-type="string">
            <text:p text:style-name="P35">Робота з середовищем виконання алгоритмів Scratch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7</text:p>
          </table:table-cell>
          <table:table-cell table:style-name="Таблица1.A3" office:value-type="string">
            <text:p text:style-name="P17">7</text:p>
          </table:table-cell>
          <table:table-cell table:style-name="Таблица1.A3" office:value-type="string">
            <text:p text:style-name="P45">Створення алгоритмів і програм з використанням змінних і різних алгоритмічних структур: лінійних, розгалужень і повторень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8</text:p>
          </table:table-cell>
          <table:table-cell table:style-name="Таблица1.A3" office:value-type="string">
            <text:p text:style-name="P20">8</text:p>
          </table:table-cell>
          <table:table-cell table:style-name="Таблица1.A3" office:value-type="string">
            <text:p text:style-name="P35">Опис моделей у середовищі програмування. <text:span text:style-name="T2">Практична робота №</text:span><text:span text:style-name="T5">5</text:span><text:span text:style-name="T2">. </text:span>Виконання л<text:span text:style-name="T22">інійн</text:span>их<text:span text:style-name="T22"> алгоритм</text:span>ів<text:span text:style-name="T22">. </text:span><text:span text:style-name="T37">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9</text:p>
          </table:table-cell>
          <table:table-cell table:style-name="Таблица1.A3" office:value-type="string">
            <text:p text:style-name="P20">9</text:p>
          </table:table-cell>
          <table:table-cell table:style-name="Таблица1.A3" office:value-type="string">
            <text:p text:style-name="P45">Алгоритми з розгалуженнями. <text:span text:style-name="T36">Складання </text:span>алгоритм<text:span text:style-name="T36">ів з </text:span>розгалуженнями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30</text:p>
          </table:table-cell>
          <table:table-cell table:style-name="Таблица1.A3" office:value-type="string">
            <text:p text:style-name="P20">10</text:p>
          </table:table-cell>
          <table:table-cell table:style-name="Таблица1.A3" office:value-type="string">
            <text:p text:style-name="P46">Алгоритми з розгалуженнями. <text:span text:style-name="T36">Виконання </text:span>алгоритм<text:span text:style-name="T36">ів з </text:span>розгалуженнями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31</text:p>
          </table:table-cell>
          <table:table-cell table:style-name="Таблица1.A3" office:value-type="string">
            <text:p text:style-name="P20">11</text:p>
          </table:table-cell>
          <table:table-cell table:style-name="Таблица1.A3" office:value-type="string">
            <text:p text:style-name="P46">Алгоритми з повтореннями. <text:span text:style-name="T36">Складання </text:span>алгоритм<text:span text:style-name="T36">ів </text:span>з повтореннями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32</text:p>
          </table:table-cell>
          <table:table-cell table:style-name="Таблица1.A3" office:value-type="string">
            <text:p text:style-name="P20">12</text:p>
          </table:table-cell>
          <table:table-cell table:style-name="Таблица1.A3" office:value-type="string">
            <text:p text:style-name="P46">Алгоритми з повтореннями. <text:span text:style-name="T36">Виконання </text:span>алгоритм<text:span text:style-name="T36">ів </text:span>з повтореннями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33</text:p>
          </table:table-cell>
          <table:table-cell table:style-name="Таблица1.A3" office:value-type="string">
            <text:p text:style-name="P23">13</text:p>
          </table:table-cell>
          <table:table-cell table:style-name="Таблица1.A3" office:value-type="string">
            <text:p text:style-name="P47">Повторення теми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34</text:p>
          </table:table-cell>
          <table:table-cell table:style-name="Таблица1.A3" office:value-type="string">
            <text:p text:style-name="P20">14</text:p>
          </table:table-cell>
          <table:table-cell table:style-name="Таблица1.A3" office:value-type="string">
            <text:p text:style-name="P39">Узагальнення з теми Алгоритми та програми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</table:table>
      <text:p text:style-name="Standard"/>
      <text:p text:style-name="P14"/>
      <text:p text:style-name="Standard"/>
      <text:p text:style-name="P3"/>
      <text:p text:style-name="P3">Розклад годин по чвертям</text:p>
      <text:p text:style-name="P4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5">Клас</text:p>
          </table:table-cell>
          <table:table-cell table:style-name="Таблица2.A1" office:value-type="string">
            <text:p text:style-name="P25">Годин на тиждень</text:p>
          </table:table-cell>
          <table:table-cell table:style-name="Таблица2.A1" office:value-type="string">
            <text:p text:style-name="P25">Разом за програмою</text:p>
          </table:table-cell>
          <table:table-cell table:style-name="Таблица2.A1" office:value-type="string">
            <text:p text:style-name="P25">І ч.</text:p>
          </table:table-cell>
          <table:table-cell table:style-name="Таблица2.A1" office:value-type="string">
            <text:p text:style-name="P27"><text:span text:style-name="Основной_20_шрифт_20_абзаца"><text:span text:style-name="T40">II </text:span></text:span><text:span text:style-name="Основной_20_шрифт_20_абзаца"><text:span text:style-name="T41">2 ч.</text:span></text:span></text:p>
          </table:table-cell>
          <table:table-cell table:style-name="Таблица2.A1" office:value-type="string">
            <text:p text:style-name="P27"><text:span text:style-name="Основной_20_шрифт_20_абзаца"><text:span text:style-name="T40">III</text:span></text:span><text:span text:style-name="Основной_20_шрифт_20_абзаца"><text:span text:style-name="T41"> ч.</text:span></text:span></text:p>
          </table:table-cell>
          <table:table-cell table:style-name="Таблица2.G1" office:value-type="string">
            <text:p text:style-name="P27"><text:span text:style-name="Основной_20_шрифт_20_абзаца"><text:span text:style-name="T40">IV</text:span></text:span><text:span text:style-name="Основной_20_шрифт_20_абзаца"><text:span text:style-name="T41"> ч.</text:span></text:span></text:p>
          </table:table-cell>
        </table:table-row>
        <table:table-row>
          <table:table-cell table:style-name="Таблица2.A2" office:value-type="string">
            <text:p text:style-name="P26"><text:span text:style-name="T56">7</text:span>-А</text:p>
          </table:table-cell>
          <table:table-cell table:style-name="Таблица2.A2" office:value-type="string">
            <text:p text:style-name="P27">1</text:p>
          </table:table-cell>
          <table:table-cell table:style-name="Таблица2.A2" office:value-type="string">
            <text:p text:style-name="P27">3<text:span text:style-name="T49">4</text:span></text:p>
          </table:table-cell>
          <table:table-cell table:style-name="Таблица2.A2" office:value-type="string">
            <text:p text:style-name="P28">8</text:p>
          </table:table-cell>
          <table:table-cell table:style-name="Таблица2.A2" office:value-type="string">
            <text:p text:style-name="P27">8</text:p>
          </table:table-cell>
          <table:table-cell table:style-name="Таблица2.A2" office:value-type="string">
            <text:p text:style-name="P27">1<text:span text:style-name="T50">0</text:span></text:p>
          </table:table-cell>
          <table:table-cell table:style-name="Таблица2.G2" office:value-type="string">
            <text:p text:style-name="P27">8</text:p>
          </table:table-cell>
        </table:table-row>
        <table:table-row>
          <table:table-cell table:style-name="Таблица2.A2" office:value-type="string">
            <text:p text:style-name="P26"><text:span text:style-name="T56">7</text:span>-Б</text:p>
          </table:table-cell>
          <table:table-cell table:style-name="Таблица2.A2" office:value-type="string">
            <text:p text:style-name="P27">1</text:p>
          </table:table-cell>
          <table:table-cell table:style-name="Таблица2.A2" office:value-type="string">
            <text:p text:style-name="P27">3<text:span text:style-name="T61">4</text:span></text:p>
          </table:table-cell>
          <table:table-cell table:style-name="Таблица2.A2" office:value-type="string">
            <text:p text:style-name="P28">8</text:p>
          </table:table-cell>
          <table:table-cell table:style-name="Таблица2.A2" office:value-type="string">
            <text:p text:style-name="P27">8</text:p>
          </table:table-cell>
          <table:table-cell table:style-name="Таблица2.A2" office:value-type="string">
            <text:p text:style-name="P27">1<text:span text:style-name="T61">0</text:span></text:p>
          </table:table-cell>
          <table:table-cell table:style-name="Таблица2.G2" office:value-type="string">
            <text:p text:style-name="P27">8</text:p>
          </table:table-cell>
        </table:table-row>
        <table:table-row>
          <table:table-cell table:style-name="Таблица2.A2" office:value-type="string">
            <text:p text:style-name="P26"><text:span text:style-name="T56">7</text:span>-<text:span text:style-name="T56">В</text:span></text:p>
          </table:table-cell>
          <table:table-cell table:style-name="Таблица2.A2" office:value-type="string">
            <text:p text:style-name="P27">1</text:p>
          </table:table-cell>
          <table:table-cell table:style-name="Таблица2.A2" office:value-type="string">
            <text:p text:style-name="P27">3<text:span text:style-name="T49">4</text:span></text:p>
          </table:table-cell>
          <table:table-cell table:style-name="Таблица2.A2" office:value-type="string">
            <text:p text:style-name="P28">8</text:p>
          </table:table-cell>
          <table:table-cell table:style-name="Таблица2.A2" office:value-type="string">
            <text:p text:style-name="P27">8</text:p>
          </table:table-cell>
          <table:table-cell table:style-name="Таблица2.A2" office:value-type="string">
            <text:p text:style-name="P27">1<text:span text:style-name="T50">0</text:span></text:p>
          </table:table-cell>
          <table:table-cell table:style-name="Таблица2.G2" office:value-type="string">
            <text:p text:style-name="P27">8</text:p>
          </table:table-cell>
        </table:table-row>
      </table:table>
      <text:p text:style-name="P4"/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27">Граф<text:span text:style-name="Основной_20_шрифт_20_абзаца"><text:span text:style-name="T41">ік контрольних та практичних робіт </text:span></text:span><text:span text:style-name="Основной_20_шрифт_20_абзаца"><text:span text:style-name="T42">5</text:span></text:span><text:span text:style-name="Основной_20_шрифт_20_абзаца"><text:span text:style-name="T41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25">Тип роботи</text:p>
          </table:table-cell>
          <table:table-cell table:style-name="Таблица3.A2" office:value-type="string">
            <text:p text:style-name="P25"><text:span text:style-name="T56">7</text:span>-А</text:p>
          </table:table-cell>
          <table:table-cell table:style-name="Таблица3.A2" office:value-type="string">
            <text:p text:style-name="P25"><text:span text:style-name="T56">7</text:span>-Б</text:p>
          </table:table-cell>
          <table:table-cell table:style-name="Таблица3.D2" office:value-type="string">
            <text:p text:style-name="P25"><text:span text:style-name="T56">7</text:span>-<text:span text:style-name="T56">В</text:span></text:p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41">Практична робота №</text:span></text:span><text:span text:style-name="Основной_20_шрифт_20_абзаца"><text:span text:style-name="T43">1</text:span></text:span></text:p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41">Практична робота №</text:span></text:span><text:span text:style-name="Основной_20_шрифт_20_абзаца"><text:span text:style-name="T43">2</text:span></text:span></text:p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9"><text:span text:style-name="Основной_20_шрифт_20_абзаца"><text:span text:style-name="T41">Узагальнення №</text:span></text:span><text:span text:style-name="Основной_20_шрифт_20_абзаца"><text:span text:style-name="T43">1</text:span></text:span></text:p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44">Практична робота №</text:span></text:span><text:span text:style-name="Основной_20_шрифт_20_абзаца"><text:span text:style-name="T43">3</text:span></text:span></text:p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45">Узагальнення №2</text:span></text:span></text:p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44">Практична робота №</text:span></text:span><text:span text:style-name="Основной_20_шрифт_20_абзаца"><text:span text:style-name="T48">4</text:span></text:span></text:p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44">Практична робота №</text:span></text:span><text:span text:style-name="Основной_20_шрифт_20_абзаца"><text:span text:style-name="T48">5</text:span></text:span></text:p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46">Узагальнення №</text:span></text:span><text:span text:style-name="Основной_20_шрифт_20_абзаца"><text:span text:style-name="T47">3</text:span></text:span></text:p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</table:table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7"/>
      <text:p text:style-name="P7"><text:soft-page-break/></text:p>
      <text:p text:style-name="P7">ПОГОДЖЕНО<text:tab/><text:tab/><text:tab/><text:tab/><text:tab/><text:tab/><text:tab/><text:tab/><text:tab/><text:tab/><text:tab/><text:tab/><text:tab/><text:tab/><text:tab/><text:tab/><text:tab/>ЗАТВЕРДЖЕНО</text:p>
      <text:p text:style-name="P7"><text:span text:style-name="T51">Заступник</text:span> директора _________ М.В. Савіна<text:tab/><text:tab/><text:tab/><text:tab/><text:tab/><text:tab/><text:tab/><text:tab/><text:span text:style-name="T51">Д</text:span>иректор <text:span text:style-name="T51">школи</text:span> ____________ Л.М. Воробйов</text:p>
      <text:p text:style-name="P7">____________ 201<text:span text:style-name="T51">7</text:span> р.<text:tab/><text:tab/><text:tab/><text:tab/><text:tab/><text:tab/><text:tab/><text:tab/><text:tab/><text:tab/><text:tab/><text:tab/><text:tab/><text:tab/><text:tab/>_____________ 201<text:span text:style-name="T51">7</text:span> р.</text:p>
      <text:p text:style-name="P7">____________ 201<text:span text:style-name="T51">8</text:span> р.<text:tab/><text:tab/><text:tab/><text:tab/><text:tab/><text:tab/><text:tab/><text:tab/><text:tab/><text:tab/><text:tab/><text:tab/><text:tab/><text:tab/><text:tab/>_____________ 201<text:span text:style-name="T51">8</text:span> р.</text:p>
      <text:p text:style-name="P11"/>
      <text:p text:style-name="P11"/>
      <text:p text:style-name="P11"/>
      <text:p text:style-name="P11"/>
      <text:p text:style-name="P11"/>
      <text:p text:style-name="P9">Календарно-тематичне планування</text:p>
      <text:p text:style-name="P9">з <text:span text:style-name="T55">і</text:span>нформатики для <text:span text:style-name="T56">7</text:span> класів</text:p>
      <text:p text:style-name="P9"><text:span text:style-name="T51">в</text:span>читель Трубіцина А.Л.</text:p>
      <text:p text:style-name="P9">201<text:span text:style-name="T51">7</text:span>-201<text:span text:style-name="T51">8</text:span> н.р.</text:p>
      <text:p text:style-name="P10"/>
      <text:p text:style-name="P10"/>
      <text:p text:style-name="P10"/>
      <text:p text:style-name="P6">Джерело: Програма для загальноосвітніх навчальних закладів.</text:p>
      <text:p text:style-name="P6">Інформатика навчальна програма для учнів <text:span text:style-name="T56">7 </text:span>класу</text:p>
      <text:p text:style-name="P6">загальноосвітніх навчальних закладів <text:span text:style-name="T52">затверджена Міністерством освіти і науки України</text:span></text:p>
      <text:p text:style-name="P8">(Наказ МОН від <text:span text:style-name="T53">07.06.2017 №804</text:span>)</text:p>
      <text:p text:style-name="P8"/>
      <text:p text:style-name="P8"/>
      <text:p text:style-name="P8"/>
      <text:p text:style-name="P8"/>
      <text:p text:style-name="P8"/>
      <text:p text:style-name="P11"/>
      <text:p text:style-name="P13"><text:span text:style-name="T24"><text:tab/><text:tab/></text:span><text:span text:style-name="T26">Погоджено на засіданні </text:span><text:span text:style-name="T27">Ш</text:span><text:span text:style-name="T26">МО</text:span></text:p>
      <text:p text:style-name="P5"><text:tab/><text:tab/>протокол № _____ від ___________ р.</text:p>
      <text:p text:style-name="P5"><text:tab/><text:tab/>кер. <text:span text:style-name="T54">Ш</text:span>МО _________________ В.В. Маляренко </text:p>
      <text:p text:style-name="P5"/>
      <text:p text:style-name="Standard"/>
      <text:p text:style-name="Standard"/>
      <text:p text:style-name="Standard"/>
      <text:p text:style-name="Standard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16T16:58:43.922452416</dc:date>
    <meta:editing-duration>PT58M9S</meta:editing-duration>
    <meta:editing-cycles>27</meta:editing-cycles>
    <meta:generator>LibreOffice/6.1.1.2$Linux_X86_64 LibreOffice_project/10$Build-2</meta:generator>
    <meta:document-statistic meta:table-count="3" meta:image-count="0" meta:object-count="0" meta:page-count="4" meta:paragraph-count="189" meta:word-count="622" meta:character-count="4378" meta:non-whitespace-character-count="3879"/>
  </office:meta>
</office:document-meta>
</file>